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draw:fill="none" draw:textarea-vertical-align="middl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666666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objectwithoutfill">
      <style:graphic-properties svg:stroke-color="#ff0000" draw:fill="none" draw:textarea-vertical-align="middle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objectwithoutfill">
      <style:graphic-properties svg:stroke-color="#0047ff" draw:fill="none" draw:textarea-vertical-align="middle"/>
    </style:style>
    <style:style style:name="gr288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79cm"/>
    </style:style>
    <style:style style:name="gr3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83cm"/>
    </style:style>
    <style:style style:name="gr3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63cm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3cm"/>
    </style:style>
    <style:style style:name="gr3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</style:style>
    <style:style style:name="gr3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gr3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</style:style>
    <style:style style:name="gr3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51cm"/>
    </style:style>
    <style:style style:name="gr358" style:family="graphic" style:parent-style-name="objectwithoutfill">
      <style:graphic-properties svg:stroke-color="#00ff00" draw:fill="none" draw:textarea-vertical-align="middle"/>
    </style:style>
    <style:style style:name="gr359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Arial1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style:font-name="Arial1" fo:font-size="11pt" style:font-size-asian="18pt" style:font-size-complex="18pt"/>
    </style:style>
    <style:style style:name="P29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1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398cm" svg:height="0.841cm" svg:x="12.765cm" svg:y="6.755cm" svg:viewBox="0 0 1399 842" svg:d="M2 842c160 0 1397-505 1397-640s-73-202-233-202c0 101-1222 101-1164 842z">
            <text:p/>
          </draw:path>
          <draw:g>
            <draw:polygon draw:style-name="gr21" draw:text-style-name="P7" draw:layer="layout" svg:width="1.158cm" svg:height="1.347cm" svg:x="12.772cm" svg:y="6.25cm" svg:viewBox="0 0 1159 1348" draw:points="0,1348 0,708 1159,0 1159,674">
              <text:p/>
            </draw:polygon>
            <draw:polygon draw:style-name="gr22" draw:text-style-name="P4" draw:layer="layout" svg:width="1.171cm" svg:height="1.347cm" svg:x="11.6cm" svg:y="6.25cm" svg:viewBox="0 0 1172 1348" draw:points="7,674 0,0 1172,708 1172,1348">
              <text:p/>
            </draw:polygon>
            <draw:polygon draw:style-name="gr23" draw:text-style-name="P4" draw:layer="layout" svg:width="2.33cm" svg:height="1.38cm" svg:x="11.6cm" svg:y="5.576cm" svg:viewBox="0 0 2331 1381" draw:points="1172,1381 0,674 1165,0 2331,708">
              <text:p/>
            </draw:polygon>
            <draw:polygon draw:style-name="gr24" draw:text-style-name="P11" draw:layer="layout" svg:width="0.232cm" svg:height="0.134cm" svg:x="12.649cm" svg:y="6.351cm" svg:viewBox="0 0 233 135" draw:points="117,135 0,67 117,0 233,67">
              <text:p/>
            </draw:polygon>
            <draw:polygon draw:style-name="gr25" draw:text-style-name="P11" draw:layer="layout" svg:width="0.232cm" svg:height="0.134cm" svg:x="12.474cm" svg:y="6.25cm" svg:viewBox="0 0 233 135" draw:points="117,135 0,67 117,0 233,67">
              <text:p/>
            </draw:polygon>
            <draw:polygon draw:style-name="gr26" draw:text-style-name="P11" draw:layer="layout" svg:width="0.232cm" svg:height="0.134cm" svg:x="12.649cm" svg:y="6.149cm" svg:viewBox="0 0 233 135" draw:points="117,135 0,67 117,0 233,67">
              <text:p/>
            </draw:polygon>
            <draw:polygon draw:style-name="gr27" draw:text-style-name="P11" draw:layer="layout" svg:width="0.232cm" svg:height="0.134cm" svg:x="12.824cm" svg:y="6.25cm" svg:viewBox="0 0 233 135" draw:points="117,135 0,67 117,0 233,67">
              <text:p/>
            </draw:polygon>
            <draw:line draw:style-name="gr28" draw:text-style-name="P6" draw:layer="layout" svg:x1="12.241cm" svg:y1="7.26cm" svg:x2="12.358cm" svg:y2="7.193cm">
              <text:p/>
            </draw:line>
            <draw:line draw:style-name="gr29" draw:text-style-name="P6" draw:layer="layout" svg:x1="12.008cm" svg:y1="6.485cm" svg:x2="13.115cm" svg:y2="5.845cm">
              <text:p/>
            </draw:line>
            <draw:line draw:style-name="gr30" draw:text-style-name="P6" draw:layer="layout" svg:x1="12.882cm" svg:y1="7.126cm" svg:x2="13.814cm" svg:y2="6.587cm">
              <text:p/>
            </draw:line>
            <draw:line draw:style-name="gr31" draw:text-style-name="P6" draw:layer="layout" svg:x1="12.882cm" svg:y1="7.227cm" svg:x2="13.814cm" svg:y2="6.688cm">
              <text:p/>
            </draw:line>
            <draw:line draw:style-name="gr32" draw:text-style-name="P6" draw:layer="layout" svg:x1="12.882cm" svg:y1="7.328cm" svg:x2="13.814cm" svg:y2="6.789cm">
              <text:p/>
            </draw:line>
            <draw:line draw:style-name="gr33" draw:text-style-name="P6" draw:layer="layout" svg:x1="12.882cm" svg:y1="7.429cm" svg:x2="13.814cm" svg:y2="6.89cm">
              <text:p/>
            </draw:line>
            <draw:line draw:style-name="gr34" draw:text-style-name="P6" draw:layer="layout" svg:x1="12.474cm" svg:y1="6.755cm" svg:x2="13.581cm" svg:y2="6.115cm">
              <text:p/>
            </draw:line>
            <draw:line draw:style-name="gr35" draw:text-style-name="P6" draw:layer="layout" svg:x1="12.882cm" svg:y1="7.025cm" svg:x2="13.814cm" svg:y2="6.486cm">
              <text:p/>
            </draw:line>
            <draw:line draw:style-name="gr36" draw:text-style-name="P6" draw:layer="layout" svg:x1="12.416cm" svg:y1="6.89cm" svg:x2="12.707cm" svg:y2="7.059cm">
              <text:p/>
            </draw:line>
            <draw:line draw:style-name="gr37" draw:text-style-name="P6" draw:layer="layout" svg:x1="12.474cm" svg:y1="7.025cm" svg:x2="12.707cm" svg:y2="7.16cm">
              <text:p/>
            </draw:line>
            <draw:line draw:style-name="gr38" draw:text-style-name="P6" draw:layer="layout" svg:x1="12.474cm" svg:y1="7.126cm" svg:x2="12.707cm" svg:y2="7.261cm">
              <text:p/>
            </draw:line>
            <draw:line draw:style-name="gr39" draw:text-style-name="P6" draw:layer="layout" svg:x1="12.416cm" svg:y1="7.193cm" svg:x2="12.707cm" svg:y2="7.362cm">
              <text:p/>
            </draw:line>
            <draw:line draw:style-name="gr40" draw:text-style-name="P6" draw:layer="layout" svg:x1="12.357cm" svg:y1="7.26cm" svg:x2="12.707cm" svg:y2="7.462cm">
              <text:p/>
            </draw:line>
            <draw:line draw:style-name="gr41" draw:text-style-name="P6" draw:layer="layout" svg:x1="11.658cm" svg:y1="6.452cm" svg:x2="12.008cm" svg:y2="6.654cm">
              <text:p/>
            </draw:line>
            <draw:line draw:style-name="gr42" draw:text-style-name="P6" draw:layer="layout" svg:x1="11.658cm" svg:y1="6.553cm" svg:x2="12.008cm" svg:y2="6.755cm">
              <text:p/>
            </draw:line>
            <draw:line draw:style-name="gr43" draw:text-style-name="P6" draw:layer="layout" svg:x1="11.658cm" svg:y1="6.654cm" svg:x2="12.008cm" svg:y2="6.856cm">
              <text:p/>
            </draw:line>
            <draw:line draw:style-name="gr44" draw:text-style-name="P6" draw:layer="layout" svg:x1="11.658cm" svg:y1="6.755cm" svg:x2="12.008cm" svg:y2="6.957cm">
              <text:p/>
            </draw:line>
            <draw:line draw:style-name="gr45" draw:text-style-name="P6" draw:layer="layout" svg:x1="11.658cm" svg:y1="6.856cm" svg:x2="12.008cm" svg:y2="7.058cm">
              <text:p/>
            </draw:line>
            <draw:path draw:style-name="gr46" draw:text-style-name="P7" draw:layer="layout" svg:width="0.465cm" svg:height="0.591cm" svg:x="11.95cm" svg:y="6.628cm" svg:viewBox="0 0 466 592" svg:d="M233 26c117 68 233 270 233 405 0 134-116 202-233 134-116-67-233-269-233-404s117-202 233-135z">
              <text:p/>
            </draw:path>
            <draw:path draw:style-name="gr47" draw:text-style-name="P8" draw:layer="layout" svg:width="0.465cm" svg:height="0.591cm" svg:x="11.849cm" svg:y="6.688cm" svg:viewBox="0 0 466 592" svg:d="M233 26c117 68 233 270 233 405 0 134-116 202-233 134-116-67-233-269-233-404s117-202 233-135z">
              <text:p/>
            </draw:path>
            <draw:line draw:style-name="gr48" draw:text-style-name="P6" draw:layer="layout" svg:x1="11.891cm" svg:y1="6.721cm" svg:x2="12.066cm" svg:y2="6.62cm">
              <text:p/>
            </draw:line>
            <draw:path draw:style-name="gr49" draw:text-style-name="P9" draw:layer="layout" svg:width="2.33cm" svg:height="2.02cm" svg:x="11.6cm" svg:y="5.576cm" svg:viewBox="0 0 2331 2021" svg:d="M1165 0l1166 708v640l-1159 673c0 0-335-202-531-303-117-34-175 0-291-168-114-68-343-202-343-202l-7-674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7" draw:layer="layout" svg:width="0.87cm" svg:height="0.635cm" svg:x="9.216cm" svg:y="16.295cm" svg:viewBox="0 0 871 636" draw:points="0,636 0,504 871,0 871,133">
            <text:p/>
          </draw:polygon>
          <draw:line draw:style-name="gr83" draw:text-style-name="P6" draw:layer="layout" svg:x1="8.528cm" svg:y1="15.844cm" svg:x2="9.583cm" svg:y2="16.454cm">
            <text:p/>
          </draw:line>
          <draw:line draw:style-name="gr84" draw:text-style-name="P6" draw:layer="layout" svg:x1="8.619cm" svg:y1="15.791cm" svg:x2="9.674cm" svg:y2="16.401cm">
            <text:p/>
          </draw:line>
          <draw:line draw:style-name="gr85" draw:text-style-name="P6" draw:layer="layout" svg:x1="8.711cm" svg:y1="15.738cm" svg:x2="9.766cm" svg:y2="16.348cm">
            <text:p/>
          </draw:line>
          <draw:line draw:style-name="gr86" draw:text-style-name="P6" draw:layer="layout" svg:x1="9.628cm" svg:y1="16.268cm" svg:x2="9.72cm" svg:y2="16.215cm">
            <text:p/>
          </draw:line>
          <draw:line draw:style-name="gr87" draw:text-style-name="P6" draw:layer="layout" svg:x1="9.537cm" svg:y1="16.215cm" svg:x2="9.629cm" svg:y2="16.162cm">
            <text:p/>
          </draw:line>
          <draw:line draw:style-name="gr88" draw:text-style-name="P6" draw:layer="layout" svg:x1="9.445cm" svg:y1="16.162cm" svg:x2="9.537cm" svg:y2="16.109cm">
            <text:p/>
          </draw:line>
          <draw:line draw:style-name="gr89" draw:text-style-name="P6" draw:layer="layout" svg:x1="9.491cm" svg:y1="16.294cm" svg:x2="9.583cm" svg:y2="16.241cm">
            <text:p/>
          </draw:line>
          <draw:line draw:style-name="gr90" draw:text-style-name="P6" draw:layer="layout" svg:x1="9.399cm" svg:y1="16.241cm" svg:x2="9.491cm" svg:y2="16.188cm">
            <text:p/>
          </draw:line>
          <draw:line draw:style-name="gr91" draw:text-style-name="P6" draw:layer="layout" svg:x1="9.308cm" svg:y1="16.188cm" svg:x2="9.4cm" svg:y2="16.135cm">
            <text:p/>
          </draw:line>
          <draw:line draw:style-name="gr92" draw:text-style-name="P6" draw:layer="layout" svg:x1="9.353cm" svg:y1="16.109cm" svg:x2="9.445cm" svg:y2="16.056cm">
            <text:p/>
          </draw:line>
          <draw:line draw:style-name="gr93" draw:text-style-name="P6" draw:layer="layout" svg:x1="9.216cm" svg:y1="16.135cm" svg:x2="9.308cm" svg:y2="16.082cm">
            <text:p/>
          </draw:line>
          <draw:line draw:style-name="gr94" draw:text-style-name="P6" draw:layer="layout" svg:x1="9.261cm" svg:y1="16.056cm" svg:x2="9.353cm" svg:y2="16.003cm">
            <text:p/>
          </draw:line>
          <draw:line draw:style-name="gr95" draw:text-style-name="P6" draw:layer="layout" svg:x1="9.17cm" svg:y1="16.003cm" svg:x2="9.262cm" svg:y2="15.95cm">
            <text:p/>
          </draw:line>
          <draw:line draw:style-name="gr96" draw:text-style-name="P6" draw:layer="layout" svg:x1="9.078cm" svg:y1="15.95cm" svg:x2="9.17cm" svg:y2="15.897cm">
            <text:p/>
          </draw:line>
          <draw:line draw:style-name="gr97" draw:text-style-name="P6" draw:layer="layout" svg:x1="9.124cm" svg:y1="16.082cm" svg:x2="9.216cm" svg:y2="16.029cm">
            <text:p/>
          </draw:line>
          <draw:line draw:style-name="gr98" draw:text-style-name="P6" draw:layer="layout" svg:x1="9.032cm" svg:y1="16.029cm" svg:x2="9.124cm" svg:y2="15.976cm">
            <text:p/>
          </draw:line>
          <draw:line draw:style-name="gr99" draw:text-style-name="P6" draw:layer="layout" svg:x1="8.941cm" svg:y1="15.976cm" svg:x2="9.033cm" svg:y2="15.923cm">
            <text:p/>
          </draw:line>
          <draw:line draw:style-name="gr100" draw:text-style-name="P6" draw:layer="layout" svg:x1="8.986cm" svg:y1="15.897cm" svg:x2="9.078cm" svg:y2="15.844cm">
            <text:p/>
          </draw:line>
          <draw:line draw:style-name="gr101" draw:text-style-name="P6" draw:layer="layout" svg:x1="8.849cm" svg:y1="15.923cm" svg:x2="8.941cm" svg:y2="15.87cm">
            <text:p/>
          </draw:line>
          <draw:line draw:style-name="gr102" draw:text-style-name="P6" draw:layer="layout" svg:x1="8.894cm" svg:y1="15.844cm" svg:x2="8.986cm" svg:y2="15.791cm">
            <text:p/>
          </draw:line>
          <draw:line draw:style-name="gr103" draw:text-style-name="P6" draw:layer="layout" svg:x1="8.803cm" svg:y1="15.791cm" svg:x2="8.895cm" svg:y2="15.738cm">
            <text:p/>
          </draw:line>
          <draw:line draw:style-name="gr104" draw:text-style-name="P6" draw:layer="layout" svg:x1="8.757cm" svg:y1="15.87cm" svg:x2="8.849cm" svg:y2="15.817cm">
            <text:p/>
          </draw:line>
          <draw:line draw:style-name="gr105" draw:text-style-name="P6" draw:layer="layout" svg:x1="9.353cm" svg:y1="16.321cm" svg:x2="9.445cm" svg:y2="16.268cm">
            <text:p/>
          </draw:line>
          <draw:line draw:style-name="gr106" draw:text-style-name="P6" draw:layer="layout" svg:x1="9.261cm" svg:y1="16.268cm" svg:x2="9.353cm" svg:y2="16.215cm">
            <text:p/>
          </draw:line>
          <draw:line draw:style-name="gr107" draw:text-style-name="P6" draw:layer="layout" svg:x1="9.17cm" svg:y1="16.215cm" svg:x2="9.262cm" svg:y2="16.162cm">
            <text:p/>
          </draw:line>
          <draw:line draw:style-name="gr108" draw:text-style-name="P6" draw:layer="layout" svg:x1="9.124cm" svg:y1="16.294cm" svg:x2="9.216cm" svg:y2="16.241cm">
            <text:p/>
          </draw:line>
          <draw:line draw:style-name="gr109" draw:text-style-name="P6" draw:layer="layout" svg:x1="9.032cm" svg:y1="16.241cm" svg:x2="9.124cm" svg:y2="16.188cm">
            <text:p/>
          </draw:line>
          <draw:line draw:style-name="gr110" draw:text-style-name="P6" draw:layer="layout" svg:x1="9.078cm" svg:y1="16.162cm" svg:x2="9.17cm" svg:y2="16.109cm">
            <text:p/>
          </draw:line>
          <draw:line draw:style-name="gr111" draw:text-style-name="P6" draw:layer="layout" svg:x1="8.986cm" svg:y1="16.109cm" svg:x2="9.078cm" svg:y2="16.056cm">
            <text:p/>
          </draw:line>
          <draw:line draw:style-name="gr112" draw:text-style-name="P6" draw:layer="layout" svg:x1="8.894cm" svg:y1="16.056cm" svg:x2="8.986cm" svg:y2="16.003cm">
            <text:p/>
          </draw:line>
          <draw:line draw:style-name="gr113" draw:text-style-name="P6" draw:layer="layout" svg:x1="8.803cm" svg:y1="16.003cm" svg:x2="8.895cm" svg:y2="15.95cm">
            <text:p/>
          </draw:line>
          <draw:line draw:style-name="gr114" draw:text-style-name="P6" draw:layer="layout" svg:x1="8.665cm" svg:y1="16.029cm" svg:x2="8.757cm" svg:y2="15.976cm">
            <text:p/>
          </draw:line>
          <draw:line draw:style-name="gr115" draw:text-style-name="P6" draw:layer="layout" svg:x1="8.711cm" svg:y1="15.95cm" svg:x2="8.803cm" svg:y2="15.897cm">
            <text:p/>
          </draw:line>
          <draw:line draw:style-name="gr116" draw:text-style-name="P6" draw:layer="layout" svg:x1="8.573cm" svg:y1="15.976cm" svg:x2="8.665cm" svg:y2="15.923cm">
            <text:p/>
          </draw:line>
          <draw:line draw:style-name="gr117" draw:text-style-name="P6" draw:layer="layout" svg:x1="9.308cm" svg:y1="16.401cm" svg:x2="9.4cm" svg:y2="16.348cm">
            <text:p/>
          </draw:line>
          <draw:line draw:style-name="gr118" draw:text-style-name="P6" draw:layer="layout" svg:x1="9.216cm" svg:y1="16.348cm" svg:x2="9.308cm" svg:y2="16.295cm">
            <text:p/>
          </draw:line>
          <draw:polygon draw:style-name="gr119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6" draw:layer="layout" svg:x1="9.583cm" svg:y1="16.348cm" svg:x2="9.675cm" svg:y2="16.295cm">
            <text:p/>
          </draw:line>
          <draw:line draw:style-name="gr123" draw:text-style-name="P6" draw:layer="layout" svg:x1="9.445cm" svg:y1="16.374cm" svg:x2="9.537cm" svg:y2="16.321cm">
            <text:p/>
          </draw:line>
        </draw:g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124" draw:text-style-name="P3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125" draw:text-style-name="P5" draw:layer="layout" svg:width="0.772cm" svg:height="0.447cm" svg:x="19.825cm" svg:y="6.014cm" svg:viewBox="0 0 773 448" draw:points="258,0 0,149 0,298 258,448 516,448 773,298">
              <text:p/>
            </draw:polygon>
            <draw:polygon draw:style-name="gr126" draw:text-style-name="P17" draw:layer="layout" svg:width="0.257cm" svg:height="0.447cm" svg:x="20.341cm" svg:y="6.536cm" svg:viewBox="0 0 258 448" draw:points="258,298 258,0 0,149 0,448">
              <text:p/>
            </draw:polygon>
            <draw:polygon draw:style-name="gr127" draw:text-style-name="P18" draw:layer="layout" svg:width="0.257cm" svg:height="0.297cm" svg:x="20.083cm" svg:y="6.685cm" svg:viewBox="0 0 258 298" draw:points="258,298 258,0 0,0 0,298">
              <text:p/>
            </draw:polygon>
            <draw:polygon draw:style-name="gr128" draw:text-style-name="P18" draw:layer="layout" svg:width="0.257cm" svg:height="0.447cm" svg:x="19.825cm" svg:y="6.536cm" svg:viewBox="0 0 258 448" draw:points="258,448 258,149 0,0 0,298">
              <text:p/>
            </draw:polygon>
            <draw:polygon draw:style-name="gr129" draw:text-style-name="P7" draw:layer="layout" svg:width="0.257cm" svg:height="0.372cm" svg:x="20.341cm" svg:y="6.312cm" svg:viewBox="0 0 258 373" draw:points="258,224 258,0 0,149 0,373">
              <text:p/>
            </draw:polygon>
            <draw:polygon draw:style-name="gr130" draw:text-style-name="P19" draw:layer="layout" svg:width="0.257cm" svg:height="0.223cm" svg:x="20.083cm" svg:y="6.462cm" svg:viewBox="0 0 258 224" draw:points="258,224 258,0 0,0 0,224">
              <text:p/>
            </draw:polygon>
            <draw:polygon draw:style-name="gr131" draw:text-style-name="P4" draw:layer="layout" svg:width="0.257cm" svg:height="0.372cm" svg:x="19.825cm" svg:y="6.312cm" svg:viewBox="0 0 258 373" draw:points="258,373 258,149 0,0 0,224">
              <text:p/>
            </draw:polygon>
            <draw:polygon draw:style-name="gr132" draw:text-style-name="P4" draw:layer="layout" svg:width="0.257cm" svg:height="0.223cm" svg:x="20.341cm" svg:y="6.835cm" svg:viewBox="0 0 258 224" draw:points="258,75 258,0 0,149 0,224">
              <text:p/>
            </draw:polygon>
            <draw:polygon draw:style-name="gr133" draw:text-style-name="P19" draw:layer="layout" svg:width="0.257cm" svg:height="0.074cm" svg:x="20.083cm" svg:y="6.984cm" svg:viewBox="0 0 258 75" draw:points="258,75 258,0 0,0 0,75">
              <text:p/>
            </draw:polygon>
            <draw:polygon draw:style-name="gr134" draw:text-style-name="P4" draw:layer="layout" svg:width="0.257cm" svg:height="0.223cm" svg:x="19.825cm" svg:y="6.835cm" svg:viewBox="0 0 258 224" draw:points="258,224 258,149 0,0 0,75">
              <text:p/>
            </draw:polygon>
            <draw:polygon draw:style-name="gr135" draw:text-style-name="P9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136" draw:text-style-name="P20" draw:layer="layout" svg:x1="17.267cm" svg:y1="14.265cm" svg:x2="19.934cm" svg:y2="12.798cm">
          <text:p/>
        </draw:line>
        <draw:line draw:style-name="gr136" draw:text-style-name="P20" draw:layer="layout" svg:x1="13cm" svg:y1="16.265cm" svg:x2="19.867cm" svg:y2="12.531cm">
          <text:p/>
        </draw:line>
        <draw:line draw:style-name="gr136" draw:text-style-name="P20" draw:layer="layout" svg:x1="20.4cm" svg:y1="13.065cm" svg:x2="19.933cm" svg:y2="12.798cm">
          <text:p/>
        </draw:line>
        <draw:line draw:style-name="gr136" draw:text-style-name="P20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1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1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1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1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1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1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1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145" draw:text-style-name="P6" draw:layer="layout" svg:x1="17.8cm" svg:y1="14.783cm" svg:x2="16.745cm" svg:y2="15.393cm">
              <text:p/>
            </draw:line>
            <draw:line draw:style-name="gr146" draw:text-style-name="P6" draw:layer="layout" svg:x1="17.708cm" svg:y1="14.73cm" svg:x2="16.653cm" svg:y2="15.34cm">
              <text:p/>
            </draw:line>
            <draw:line draw:style-name="gr147" draw:text-style-name="P6" draw:layer="layout" svg:x1="17.616cm" svg:y1="14.677cm" svg:x2="16.561cm" svg:y2="15.287cm">
              <text:p/>
            </draw:line>
            <draw:line draw:style-name="gr148" draw:text-style-name="P6" draw:layer="layout" svg:x1="16.7cm" svg:y1="15.207cm" svg:x2="16.608cm" svg:y2="15.154cm">
              <text:p/>
            </draw:line>
            <draw:line draw:style-name="gr149" draw:text-style-name="P6" draw:layer="layout" svg:x1="16.791cm" svg:y1="15.154cm" svg:x2="16.699cm" svg:y2="15.101cm">
              <text:p/>
            </draw:line>
            <draw:line draw:style-name="gr150" draw:text-style-name="P6" draw:layer="layout" svg:x1="16.883cm" svg:y1="15.101cm" svg:x2="16.791cm" svg:y2="15.048cm">
              <text:p/>
            </draw:line>
            <draw:line draw:style-name="gr151" draw:text-style-name="P6" draw:layer="layout" svg:x1="16.837cm" svg:y1="15.233cm" svg:x2="16.745cm" svg:y2="15.18cm">
              <text:p/>
            </draw:line>
            <draw:line draw:style-name="gr152" draw:text-style-name="P6" draw:layer="layout" svg:x1="16.929cm" svg:y1="15.18cm" svg:x2="16.837cm" svg:y2="15.127cm">
              <text:p/>
            </draw:line>
            <draw:line draw:style-name="gr153" draw:text-style-name="P6" draw:layer="layout" svg:x1="17.02cm" svg:y1="15.127cm" svg:x2="16.928cm" svg:y2="15.074cm">
              <text:p/>
            </draw:line>
            <draw:line draw:style-name="gr154" draw:text-style-name="P6" draw:layer="layout" svg:x1="16.975cm" svg:y1="15.048cm" svg:x2="16.883cm" svg:y2="14.995cm">
              <text:p/>
            </draw:line>
            <draw:line draw:style-name="gr155" draw:text-style-name="P6" draw:layer="layout" svg:x1="17.112cm" svg:y1="15.074cm" svg:x2="17.02cm" svg:y2="15.021cm">
              <text:p/>
            </draw:line>
            <draw:line draw:style-name="gr156" draw:text-style-name="P6" draw:layer="layout" svg:x1="17.067cm" svg:y1="14.995cm" svg:x2="16.975cm" svg:y2="14.942cm">
              <text:p/>
            </draw:line>
            <draw:line draw:style-name="gr157" draw:text-style-name="P6" draw:layer="layout" svg:x1="17.158cm" svg:y1="14.942cm" svg:x2="17.066cm" svg:y2="14.889cm">
              <text:p/>
            </draw:line>
            <draw:line draw:style-name="gr158" draw:text-style-name="P6" draw:layer="layout" svg:x1="17.25cm" svg:y1="14.889cm" svg:x2="17.158cm" svg:y2="14.836cm">
              <text:p/>
            </draw:line>
            <draw:line draw:style-name="gr159" draw:text-style-name="P6" draw:layer="layout" svg:x1="17.204cm" svg:y1="15.021cm" svg:x2="17.112cm" svg:y2="14.968cm">
              <text:p/>
            </draw:line>
            <draw:line draw:style-name="gr160" draw:text-style-name="P6" draw:layer="layout" svg:x1="17.296cm" svg:y1="14.968cm" svg:x2="17.204cm" svg:y2="14.915cm">
              <text:p/>
            </draw:line>
            <draw:line draw:style-name="gr161" draw:text-style-name="P6" draw:layer="layout" svg:x1="17.387cm" svg:y1="14.915cm" svg:x2="17.295cm" svg:y2="14.862cm">
              <text:p/>
            </draw:line>
            <draw:line draw:style-name="gr162" draw:text-style-name="P6" draw:layer="layout" svg:x1="17.342cm" svg:y1="14.836cm" svg:x2="17.25cm" svg:y2="14.783cm">
              <text:p/>
            </draw:line>
            <draw:line draw:style-name="gr163" draw:text-style-name="P6" draw:layer="layout" svg:x1="17.479cm" svg:y1="14.862cm" svg:x2="17.387cm" svg:y2="14.809cm">
              <text:p/>
            </draw:line>
            <draw:line draw:style-name="gr164" draw:text-style-name="P6" draw:layer="layout" svg:x1="17.433cm" svg:y1="14.783cm" svg:x2="17.341cm" svg:y2="14.73cm">
              <text:p/>
            </draw:line>
            <draw:line draw:style-name="gr165" draw:text-style-name="P6" draw:layer="layout" svg:x1="17.525cm" svg:y1="14.73cm" svg:x2="17.433cm" svg:y2="14.677cm">
              <text:p/>
            </draw:line>
            <draw:line draw:style-name="gr166" draw:text-style-name="P6" draw:layer="layout" svg:x1="17.571cm" svg:y1="14.809cm" svg:x2="17.479cm" svg:y2="14.756cm">
              <text:p/>
            </draw:line>
            <draw:line draw:style-name="gr167" draw:text-style-name="P6" draw:layer="layout" svg:x1="16.975cm" svg:y1="15.26cm" svg:x2="16.883cm" svg:y2="15.207cm">
              <text:p/>
            </draw:line>
            <draw:line draw:style-name="gr168" draw:text-style-name="P6" draw:layer="layout" svg:x1="17.067cm" svg:y1="15.207cm" svg:x2="16.975cm" svg:y2="15.154cm">
              <text:p/>
            </draw:line>
            <draw:line draw:style-name="gr169" draw:text-style-name="P6" draw:layer="layout" svg:x1="17.158cm" svg:y1="15.154cm" svg:x2="17.066cm" svg:y2="15.101cm">
              <text:p/>
            </draw:line>
            <draw:line draw:style-name="gr170" draw:text-style-name="P6" draw:layer="layout" svg:x1="17.204cm" svg:y1="15.233cm" svg:x2="17.112cm" svg:y2="15.18cm">
              <text:p/>
            </draw:line>
            <draw:line draw:style-name="gr171" draw:text-style-name="P6" draw:layer="layout" svg:x1="17.296cm" svg:y1="15.18cm" svg:x2="17.204cm" svg:y2="15.127cm">
              <text:p/>
            </draw:line>
            <draw:line draw:style-name="gr172" draw:text-style-name="P6" draw:layer="layout" svg:x1="17.25cm" svg:y1="15.101cm" svg:x2="17.158cm" svg:y2="15.048cm">
              <text:p/>
            </draw:line>
            <draw:line draw:style-name="gr173" draw:text-style-name="P6" draw:layer="layout" svg:x1="17.342cm" svg:y1="15.048cm" svg:x2="17.25cm" svg:y2="14.995cm">
              <text:p/>
            </draw:line>
            <draw:line draw:style-name="gr174" draw:text-style-name="P6" draw:layer="layout" svg:x1="17.433cm" svg:y1="14.995cm" svg:x2="17.341cm" svg:y2="14.942cm">
              <text:p/>
            </draw:line>
            <draw:line draw:style-name="gr175" draw:text-style-name="P6" draw:layer="layout" svg:x1="17.525cm" svg:y1="14.942cm" svg:x2="17.433cm" svg:y2="14.889cm">
              <text:p/>
            </draw:line>
            <draw:line draw:style-name="gr176" draw:text-style-name="P6" draw:layer="layout" svg:x1="17.663cm" svg:y1="14.968cm" svg:x2="17.571cm" svg:y2="14.915cm">
              <text:p/>
            </draw:line>
            <draw:line draw:style-name="gr177" draw:text-style-name="P6" draw:layer="layout" svg:x1="17.617cm" svg:y1="14.889cm" svg:x2="17.525cm" svg:y2="14.836cm">
              <text:p/>
            </draw:line>
            <draw:line draw:style-name="gr178" draw:text-style-name="P6" draw:layer="layout" svg:x1="17.755cm" svg:y1="14.915cm" svg:x2="17.663cm" svg:y2="14.862cm">
              <text:p/>
            </draw:line>
            <draw:line draw:style-name="gr179" draw:text-style-name="P6" draw:layer="layout" svg:x1="17.02cm" svg:y1="15.34cm" svg:x2="16.928cm" svg:y2="15.287cm">
              <text:p/>
            </draw:line>
            <draw:line draw:style-name="gr180" draw:text-style-name="P6" draw:layer="layout" svg:x1="17.112cm" svg:y1="15.286cm" svg:x2="17.02cm" svg:y2="15.233cm">
              <text:p/>
            </draw:line>
            <draw:polygon draw:style-name="gr1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184" draw:text-style-name="P6" draw:layer="layout" svg:x1="16.745cm" svg:y1="15.286cm" svg:x2="16.653cm" svg:y2="15.233cm">
              <text:p/>
            </draw:line>
            <draw:line draw:style-name="gr185" draw:text-style-name="P6" draw:layer="layout" svg:x1="16.883cm" svg:y1="15.313cm" svg:x2="16.791cm" svg:y2="15.26cm">
              <text:p/>
            </draw:line>
          </draw:g>
        </draw:g>
        <draw:line draw:style-name="gr136" draw:text-style-name="P20" draw:layer="layout" svg:x1="20.567cm" svg:y1="12.598cm" svg:x2="19.669cm" svg:y2="12.049cm">
          <text:p/>
        </draw:line>
        <draw:line draw:style-name="gr136" draw:text-style-name="P20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8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8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8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8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9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9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9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9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9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9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36" draw:text-style-name="P20" draw:layer="layout" svg:x1="21.701cm" svg:y1="12.303cm" svg:x2="20.812cm" svg:y2="11.795cm">
          <text:p/>
        </draw:line>
        <draw:line draw:style-name="gr136" draw:text-style-name="P20" draw:layer="layout" svg:x1="20.202cm" svg:y1="12.102cm" svg:x2="20.812cm" svg:y2="11.795cm">
          <text:p/>
        </draw:line>
        <draw:line draw:style-name="gr136" draw:text-style-name="P20" draw:layer="layout" svg:x1="19.669cm" svg:y1="12.049cm" svg:x2="25.827cm" svg:y2="8.595cm">
          <text:p/>
        </draw:line>
        <draw:line draw:style-name="gr136" draw:text-style-name="P20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9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9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98" draw:text-style-name="P21" draw:layer="layout" svg:width="0.965cm" svg:height="1.306cm" svg:x="22.892cm" svg:y="10.958cm" svg:viewBox="0 0 966 1307" draw:points="966,1307 966,560 0,0 0,747">
              <text:p/>
            </draw:polygon>
            <draw:polygon draw:style-name="gr19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20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201" draw:text-style-name="P21" draw:layer="layout" svg:width="0.643cm" svg:height="0.372cm" svg:x="23.858cm" svg:y="10.584cm" svg:viewBox="0 0 644 373" draw:points="644,373 0,0 0,149">
              <text:p/>
            </draw:polygon>
            <draw:polygon draw:style-name="gr20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203" draw:text-style-name="P6" draw:layer="layout" svg:x1="23.278cm" svg:y1="10.995cm" svg:x2="23.793cm" svg:y2="10.696cm">
              <text:p/>
            </draw:line>
            <draw:polygon draw:style-name="gr204" draw:text-style-name="P21" draw:layer="layout" svg:width="0.643cm" svg:height="0.354cm" svg:x="24.019cm" svg:y="11.704cm" svg:viewBox="0 0 644 355" draw:points="644,261 0,0 0,149 644,355">
              <text:p/>
            </draw:polygon>
            <draw:polygon draw:style-name="gr20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20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20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20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20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21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g>
          <draw:path draw:style-name="gr211" draw:text-style-name="P3" draw:layer="layout" svg:width="0.697cm" svg:height="0.43cm" svg:x="10.518cm" svg:y="18.753cm" svg:viewBox="0 0 698 431" svg:d="M0 431c165 0 583-192 666-239 83-48-1-192-166-192 0 105-500 431-500 431z">
            <text:p/>
          </draw:path>
          <draw:g>
            <draw:polygon draw:style-name="gr212" draw:text-style-name="P7" draw:layer="layout" svg:width="0.603cm" svg:height="0.486cm" svg:x="10.416cm" svg:y="18.744cm" svg:viewBox="0 0 604 487" draw:points="604,139 604,0 0,348 0,487">
              <text:p/>
            </draw:polygon>
            <draw:polygon draw:style-name="gr213" draw:text-style-name="P7" draw:layer="layout" svg:width="0.603cm" svg:height="0.591cm" svg:x="9.932cm" svg:y="18.223cm" svg:viewBox="0 0 604 592" draw:points="604,243 604,0 0,348 0,592">
              <text:p/>
            </draw:polygon>
            <draw:polygon draw:style-name="gr214" draw:text-style-name="P5" draw:layer="layout" svg:width="1.087cm" svg:height="0.625cm" svg:x="9.932cm" svg:y="18.466cm" svg:viewBox="0 0 1088 626" draw:points="1088,278 604,0 0,348 483,626">
              <text:p/>
            </draw:polygon>
            <draw:polygon draw:style-name="gr215" draw:text-style-name="P4" draw:layer="layout" svg:width="0.603cm" svg:height="0.591cm" svg:x="9.811cm" svg:y="18.64cm" svg:viewBox="0 0 604 592" draw:points="604,592 604,452 121,174 121,0 0,70 0,243">
              <text:p/>
            </draw:polygon>
            <draw:polygon draw:style-name="gr216" draw:text-style-name="P7" draw:layer="layout" svg:width="1.932cm" svg:height="2.642cm" svg:x="9.751cm" svg:y="16.101cm" svg:viewBox="0 0 1933 2643" draw:points="1933,1531 1933,0 0,1113 0,2643">
              <text:p/>
            </draw:polygon>
            <draw:polygon draw:style-name="gr217" draw:text-style-name="P8" draw:layer="layout" svg:width="1.811cm" svg:height="2.434cm" svg:x="9.811cm" svg:y="16.205cm" svg:viewBox="0 0 1812 2435" draw:points="1812,1391 1812,0 0,1044 0,2435">
              <text:p/>
            </draw:polygon>
            <draw:polygon draw:style-name="gr218" draw:text-style-name="P5" draw:layer="layout" svg:width="2.053cm" svg:height="1.182cm" svg:x="9.63cm" svg:y="16.031cm" svg:viewBox="0 0 2054 1183" draw:points="121,1183 2054,70 1933,0 0,1113">
              <text:p/>
            </draw:polygon>
            <draw:polygon draw:style-name="gr219" draw:text-style-name="P4" draw:layer="layout" svg:width="0.12cm" svg:height="1.599cm" svg:x="9.63cm" svg:y="17.144cm" svg:viewBox="0 0 121 1600" draw:points="121,1600 121,70 0,0 0,1531">
              <text:p/>
            </draw:polygon>
            <draw:polygon draw:style-name="gr220" draw:text-style-name="P9" draw:layer="layout" svg:width="2.053cm" svg:height="3.199cm" svg:x="9.63cm" svg:y="16.031cm" svg:viewBox="0 0 2054 3200" draw:points="1933,0 0,1113 0,2643 121,2713 181,2678 181,2852 785,3200 1389,2852 1389,2713 906,2435 906,2261 2054,1600 2054,70">
              <text:p/>
            </draw:polygon>
          </draw:g>
        </draw:g>
        <draw:path draw:style-name="gr221" draw:text-style-name="P3" draw:layer="layout" svg:width="0.842cm" svg:height="0.519cm" svg:x="9.167cm" svg:y="18.698cm" svg:viewBox="0 0 843 520" svg:d="M13 520c206 0 747-86 822-303s-394-217-600-217c0 130-300 87-222 520z">
          <text:p/>
        </draw:path>
        <draw:g>
          <draw:path draw:style-name="gr222" draw:text-style-name="P3" draw:layer="layout" svg:width="0.501cm" svg:height="0.317cm" svg:x="9.373cm" svg:y="19.524cm" svg:viewBox="0 0 502 318" svg:d="M0 318c126 0 502-106 502-186 0-79-12-132-137-132 0 79-367 79-365 318z">
            <text:p/>
          </draw:path>
          <draw:g>
            <draw:polygon draw:style-name="gr223" draw:text-style-name="P4" draw:layer="layout" svg:width="0.228cm" svg:height="0.264cm" svg:x="9.189cm" svg:y="19.577cm" svg:viewBox="0 0 229 265" draw:points="0,159 46,0 229,106 183,265">
              <text:p/>
            </draw:polygon>
            <draw:polygon draw:style-name="gr224" draw:text-style-name="P5" draw:layer="layout" svg:width="0.503cm" svg:height="0.29cm" svg:x="9.234cm" svg:y="19.392cm" svg:viewBox="0 0 504 291" draw:points="0,185 92,106 229,26 321,0 504,106 413,132 275,212 183,291">
              <text:p/>
            </draw:polygon>
            <draw:path draw:style-name="gr225" draw:text-style-name="P7" draw:layer="layout" svg:width="0.412cm" svg:height="0.343cm" svg:x="9.372cm" svg:y="19.497cm" svg:viewBox="0 0 413 344" svg:d="M413 106c0-159-92-106-184-53-91 53-183 53-229 291 0 0 183-106 413-238z">
              <text:p/>
            </draw:path>
            <draw:path draw:style-name="gr226" draw:text-style-name="P9" draw:layer="layout" svg:width="0.595cm" svg:height="0.449cm" svg:x="9.189cm" svg:y="19.392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227" draw:text-style-name="P3" draw:layer="layout" svg:width="0.322cm" svg:height="0.136cm" svg:x="9.844cm" svg:y="19.361cm" svg:viewBox="0 0 323 137" svg:d="M0 137c124 0 237-23 277-46s80-91 0-91c5 10-277 137-277 137z">
            <text:p/>
          </draw:path>
          <draw:g>
            <draw:polygon draw:style-name="gr228" draw:text-style-name="P5" draw:layer="layout" svg:width="0.593cm" svg:height="0.341cm" svg:x="9.527cm" svg:y="18.471cm" svg:viewBox="0 0 594 342" draw:points="475,342 594,274 119,0 0,68">
              <text:p/>
            </draw:polygon>
            <draw:polygon draw:style-name="gr229" draw:text-style-name="P12" draw:layer="layout" svg:width="0.044cm" svg:height="0.104cm" svg:x="10.03cm" svg:y="18.855cm" svg:viewBox="0 0 45 105" draw:points="45,79 45,0 0,26 0,105">
              <text:p/>
            </draw:polygon>
            <draw:polygon draw:style-name="gr230" draw:text-style-name="P7" draw:layer="layout" svg:width="0.197cm" svg:height="0.159cm" svg:x="9.844cm" svg:y="19.338cm" svg:viewBox="0 0 198 160" draw:points="198,46 198,0 0,114 0,160">
              <text:p/>
            </draw:polygon>
            <draw:polygon draw:style-name="gr231" draw:text-style-name="P7" draw:layer="layout" svg:width="0.118cm" svg:height="0.752cm" svg:x="10.002cm" svg:y="18.745cm" svg:viewBox="0 0 119 753" draw:points="119,685 119,0 0,68 0,753">
              <text:p/>
            </draw:polygon>
            <draw:polygon draw:style-name="gr232" draw:text-style-name="P4" draw:layer="layout" svg:width="0.277cm" svg:height="0.204cm" svg:x="9.566cm" svg:y="19.293cm" svg:viewBox="0 0 278 205" draw:points="278,205 278,160 0,0 0,46">
              <text:p/>
            </draw:polygon>
            <draw:polygon draw:style-name="gr233" draw:text-style-name="P5" draw:layer="layout" svg:width="0.355cm" svg:height="0.204cm" svg:x="9.566cm" svg:y="19.247cm" svg:viewBox="0 0 356 205" draw:points="277,205 356,160 79,0 0,46">
              <text:p/>
            </draw:polygon>
            <draw:polygon draw:style-name="gr234" draw:text-style-name="P13" draw:layer="layout" svg:width="0.474cm" svg:height="0.957cm" svg:x="9.527cm" svg:y="18.54cm" svg:viewBox="0 0 475 958" draw:points="475,958 475,274 0,0 0,685">
              <text:p/>
            </draw:polygon>
            <draw:polygon draw:style-name="gr235" draw:text-style-name="P9" draw:layer="layout" svg:width="0.593cm" svg:height="1.026cm" svg:x="9.527cm" svg:y="18.471cm" svg:viewBox="0 0 594 1027" draw:points="594,958 594,274 119,0 0,68 0,753 79,799 40,821 40,867 317,1027 396,981 475,1027">
              <text:p/>
            </draw:polygon>
            <draw:polygon draw:style-name="gr236" draw:text-style-name="P14" draw:layer="layout" svg:width="0.039cm" svg:height="0.067cm" svg:x="10.042cm" svg:y="19.065cm" svg:viewBox="0 0 40 68" draw:points="40,46 40,0 0,23 0,68">
              <text:p/>
            </draw:polygon>
          </draw:g>
        </draw:g>
        <draw:line draw:style-name="gr237" draw:text-style-name="P20" draw:layer="layout" svg:x1="20.464cm" svg:y1="6.804cm" svg:x2="22.531cm" svg:y2="7.937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38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239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240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241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242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243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244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245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246" draw:text-style-name="P6" draw:layer="layout" svg:x1="23.016cm" svg:y1="12.034cm" svg:x2="21.961cm" svg:y2="12.644cm">
              <text:p/>
            </draw:line>
            <draw:line draw:style-name="gr247" draw:text-style-name="P6" draw:layer="layout" svg:x1="22.924cm" svg:y1="11.981cm" svg:x2="21.869cm" svg:y2="12.591cm">
              <text:p/>
            </draw:line>
            <draw:line draw:style-name="gr248" draw:text-style-name="P6" draw:layer="layout" svg:x1="22.832cm" svg:y1="11.928cm" svg:x2="21.777cm" svg:y2="12.538cm">
              <text:p/>
            </draw:line>
            <draw:line draw:style-name="gr249" draw:text-style-name="P6" draw:layer="layout" svg:x1="21.916cm" svg:y1="12.458cm" svg:x2="21.824cm" svg:y2="12.405cm">
              <text:p/>
            </draw:line>
            <draw:line draw:style-name="gr250" draw:text-style-name="P6" draw:layer="layout" svg:x1="22.007cm" svg:y1="12.405cm" svg:x2="21.915cm" svg:y2="12.352cm">
              <text:p/>
            </draw:line>
            <draw:line draw:style-name="gr251" draw:text-style-name="P6" draw:layer="layout" svg:x1="22.099cm" svg:y1="12.352cm" svg:x2="22.007cm" svg:y2="12.299cm">
              <text:p/>
            </draw:line>
            <draw:line draw:style-name="gr252" draw:text-style-name="P6" draw:layer="layout" svg:x1="22.053cm" svg:y1="12.484cm" svg:x2="21.961cm" svg:y2="12.431cm">
              <text:p/>
            </draw:line>
            <draw:line draw:style-name="gr253" draw:text-style-name="P6" draw:layer="layout" svg:x1="22.145cm" svg:y1="12.431cm" svg:x2="22.053cm" svg:y2="12.378cm">
              <text:p/>
            </draw:line>
            <draw:line draw:style-name="gr254" draw:text-style-name="P6" draw:layer="layout" svg:x1="22.236cm" svg:y1="12.378cm" svg:x2="22.144cm" svg:y2="12.325cm">
              <text:p/>
            </draw:line>
            <draw:line draw:style-name="gr255" draw:text-style-name="P6" draw:layer="layout" svg:x1="22.191cm" svg:y1="12.299cm" svg:x2="22.099cm" svg:y2="12.246cm">
              <text:p/>
            </draw:line>
            <draw:line draw:style-name="gr256" draw:text-style-name="P6" draw:layer="layout" svg:x1="22.328cm" svg:y1="12.325cm" svg:x2="22.236cm" svg:y2="12.272cm">
              <text:p/>
            </draw:line>
            <draw:line draw:style-name="gr257" draw:text-style-name="P6" draw:layer="layout" svg:x1="22.283cm" svg:y1="12.246cm" svg:x2="22.191cm" svg:y2="12.193cm">
              <text:p/>
            </draw:line>
            <draw:line draw:style-name="gr258" draw:text-style-name="P6" draw:layer="layout" svg:x1="22.374cm" svg:y1="12.193cm" svg:x2="22.282cm" svg:y2="12.14cm">
              <text:p/>
            </draw:line>
            <draw:line draw:style-name="gr259" draw:text-style-name="P6" draw:layer="layout" svg:x1="22.466cm" svg:y1="12.14cm" svg:x2="22.374cm" svg:y2="12.087cm">
              <text:p/>
            </draw:line>
            <draw:line draw:style-name="gr260" draw:text-style-name="P6" draw:layer="layout" svg:x1="22.42cm" svg:y1="12.272cm" svg:x2="22.328cm" svg:y2="12.219cm">
              <text:p/>
            </draw:line>
            <draw:line draw:style-name="gr261" draw:text-style-name="P6" draw:layer="layout" svg:x1="22.512cm" svg:y1="12.219cm" svg:x2="22.42cm" svg:y2="12.166cm">
              <text:p/>
            </draw:line>
            <draw:line draw:style-name="gr262" draw:text-style-name="P6" draw:layer="layout" svg:x1="22.603cm" svg:y1="12.166cm" svg:x2="22.511cm" svg:y2="12.113cm">
              <text:p/>
            </draw:line>
            <draw:line draw:style-name="gr263" draw:text-style-name="P6" draw:layer="layout" svg:x1="22.558cm" svg:y1="12.087cm" svg:x2="22.466cm" svg:y2="12.034cm">
              <text:p/>
            </draw:line>
            <draw:line draw:style-name="gr264" draw:text-style-name="P6" draw:layer="layout" svg:x1="22.695cm" svg:y1="12.113cm" svg:x2="22.603cm" svg:y2="12.06cm">
              <text:p/>
            </draw:line>
            <draw:line draw:style-name="gr265" draw:text-style-name="P6" draw:layer="layout" svg:x1="22.649cm" svg:y1="12.034cm" svg:x2="22.557cm" svg:y2="11.981cm">
              <text:p/>
            </draw:line>
            <draw:line draw:style-name="gr266" draw:text-style-name="P6" draw:layer="layout" svg:x1="22.741cm" svg:y1="11.981cm" svg:x2="22.649cm" svg:y2="11.928cm">
              <text:p/>
            </draw:line>
            <draw:line draw:style-name="gr267" draw:text-style-name="P6" draw:layer="layout" svg:x1="22.787cm" svg:y1="12.06cm" svg:x2="22.695cm" svg:y2="12.007cm">
              <text:p/>
            </draw:line>
            <draw:line draw:style-name="gr268" draw:text-style-name="P6" draw:layer="layout" svg:x1="22.191cm" svg:y1="12.511cm" svg:x2="22.099cm" svg:y2="12.458cm">
              <text:p/>
            </draw:line>
            <draw:line draw:style-name="gr269" draw:text-style-name="P6" draw:layer="layout" svg:x1="22.283cm" svg:y1="12.458cm" svg:x2="22.191cm" svg:y2="12.405cm">
              <text:p/>
            </draw:line>
            <draw:line draw:style-name="gr270" draw:text-style-name="P6" draw:layer="layout" svg:x1="22.374cm" svg:y1="12.405cm" svg:x2="22.282cm" svg:y2="12.352cm">
              <text:p/>
            </draw:line>
            <draw:line draw:style-name="gr271" draw:text-style-name="P6" draw:layer="layout" svg:x1="22.42cm" svg:y1="12.484cm" svg:x2="22.328cm" svg:y2="12.431cm">
              <text:p/>
            </draw:line>
            <draw:line draw:style-name="gr272" draw:text-style-name="P6" draw:layer="layout" svg:x1="22.512cm" svg:y1="12.431cm" svg:x2="22.42cm" svg:y2="12.378cm">
              <text:p/>
            </draw:line>
            <draw:line draw:style-name="gr273" draw:text-style-name="P6" draw:layer="layout" svg:x1="22.466cm" svg:y1="12.352cm" svg:x2="22.374cm" svg:y2="12.299cm">
              <text:p/>
            </draw:line>
            <draw:line draw:style-name="gr274" draw:text-style-name="P6" draw:layer="layout" svg:x1="22.558cm" svg:y1="12.299cm" svg:x2="22.466cm" svg:y2="12.246cm">
              <text:p/>
            </draw:line>
            <draw:line draw:style-name="gr275" draw:text-style-name="P6" draw:layer="layout" svg:x1="22.649cm" svg:y1="12.246cm" svg:x2="22.557cm" svg:y2="12.193cm">
              <text:p/>
            </draw:line>
            <draw:line draw:style-name="gr276" draw:text-style-name="P6" draw:layer="layout" svg:x1="22.741cm" svg:y1="12.193cm" svg:x2="22.649cm" svg:y2="12.14cm">
              <text:p/>
            </draw:line>
            <draw:line draw:style-name="gr277" draw:text-style-name="P6" draw:layer="layout" svg:x1="22.879cm" svg:y1="12.219cm" svg:x2="22.787cm" svg:y2="12.166cm">
              <text:p/>
            </draw:line>
            <draw:line draw:style-name="gr278" draw:text-style-name="P6" draw:layer="layout" svg:x1="22.833cm" svg:y1="12.14cm" svg:x2="22.741cm" svg:y2="12.087cm">
              <text:p/>
            </draw:line>
            <draw:line draw:style-name="gr279" draw:text-style-name="P6" draw:layer="layout" svg:x1="22.971cm" svg:y1="12.166cm" svg:x2="22.879cm" svg:y2="12.113cm">
              <text:p/>
            </draw:line>
            <draw:line draw:style-name="gr280" draw:text-style-name="P6" draw:layer="layout" svg:x1="22.236cm" svg:y1="12.591cm" svg:x2="22.144cm" svg:y2="12.538cm">
              <text:p/>
            </draw:line>
            <draw:line draw:style-name="gr281" draw:text-style-name="P6" draw:layer="layout" svg:x1="22.328cm" svg:y1="12.537cm" svg:x2="22.236cm" svg:y2="12.484cm">
              <text:p/>
            </draw:line>
            <draw:polygon draw:style-name="gr282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283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84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285" draw:text-style-name="P6" draw:layer="layout" svg:x1="21.961cm" svg:y1="12.537cm" svg:x2="21.869cm" svg:y2="12.484cm">
              <text:p/>
            </draw:line>
            <draw:line draw:style-name="gr286" draw:text-style-name="P6" draw:layer="layout" svg:x1="22.099cm" svg:y1="12.564cm" svg:x2="22.007cm" svg:y2="12.511cm">
              <text:p/>
            </draw:line>
          </draw:g>
        </draw:g>
        <draw:line draw:style-name="gr287" draw:text-style-name="P20" draw:layer="layout" svg:x1="1.067cm" svg:y1="10.664cm" svg:x2="13.534cm" svg:y2="3.997cm">
          <text:p/>
        </draw:line>
        <draw:line draw:style-name="gr287" draw:text-style-name="P20" draw:layer="layout" svg:x1="20.123cm" svg:y1="7.369cm" svg:x2="13.523cm" svg:y2="4.035cm">
          <text:p/>
        </draw:line>
        <draw:line draw:style-name="gr136" draw:text-style-name="P20" draw:layer="layout" svg:x1="20.601cm" svg:y1="12.941cm" svg:x2="19.868cm" svg:y2="12.541cm">
          <text:p/>
        </draw:line>
        <draw:path draw:style-name="gr288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89" draw:text-style-name="P22" draw:layer="layout" svg:width="2.545cm" svg:height="3.821cm" svg:x="5.013cm" svg:y="7.541cm" svg:viewBox="0 0 2546 3822" draw:points="0,2352 0,0 2546,1470 2544,3822">
          <text:p/>
        </draw:polygon>
        <draw:polygon draw:style-name="gr290" draw:text-style-name="P23" draw:layer="layout" svg:width="2.672cm" svg:height="1.542cm" svg:x="5.013cm" svg:y="7.467cm" svg:viewBox="0 0 2673 1543" draw:points="2546,1543 0,73 127,0 2673,1470">
          <text:p/>
        </draw:polygon>
        <draw:polygon draw:style-name="gr291" draw:text-style-name="P17" draw:layer="layout" svg:width="0.126cm" svg:height="2.424cm" svg:x="7.559cm" svg:y="8.937cm" svg:viewBox="0 0 127 2425" draw:points="0,2425 0,73 127,0 127,2352">
          <text:p/>
        </draw:polygon>
        <draw:polygon draw:style-name="gr292" draw:text-style-name="P22" draw:layer="layout" svg:width="2.545cm" svg:height="3.821cm" svg:x="2.467cm" svg:y="6.071cm" svg:viewBox="0 0 2546 3822" draw:points="0,2352 0,0 2546,1470 2544,3822">
          <text:p/>
        </draw:polygon>
        <draw:polygon draw:style-name="gr293" draw:text-style-name="P23" draw:layer="layout" svg:width="2.672cm" svg:height="1.542cm" svg:x="2.467cm" svg:y="5.997cm" svg:viewBox="0 0 2673 1543" draw:points="2546,1543 0,73 127,0 2673,1470">
          <text:p/>
        </draw:polygon>
        <draw:polygon draw:style-name="gr294" draw:text-style-name="P22" draw:layer="layout" svg:width="2.545cm" svg:height="3.821cm" svg:x="2.467cm" svg:y="8.423cm" svg:viewBox="0 0 2546 3822" draw:points="0,2352 0,0 2546,1470 2544,3822">
          <text:p/>
        </draw:polygon>
        <draw:polygon draw:style-name="gr295" draw:text-style-name="P22" draw:layer="layout" svg:width="2.545cm" svg:height="3.821cm" svg:x="5.013cm" svg:y="9.892cm" svg:viewBox="0 0 2546 3822" draw:points="0,2352 0,0 2546,1470 2544,3822">
          <text:p/>
        </draw:polygon>
        <draw:polygon draw:style-name="gr296" draw:text-style-name="P17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97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98" draw:text-style-name="P22" draw:layer="layout" svg:width="2.545cm" svg:height="3.821cm" svg:x="1.533cm" svg:y="8.738cm" svg:viewBox="0 0 2546 3822" draw:points="0,2352 0,0 2546,1470 2544,3822">
              <text:p/>
            </draw:polygon>
            <draw:polygon draw:style-name="gr299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300" draw:text-style-name="P23" draw:layer="layout" svg:width="2.672cm" svg:height="1.542cm" svg:x="1.533cm" svg:y="8.664cm" svg:viewBox="0 0 2673 1543" draw:points="2546,1543 0,73 127,0 2673,1470">
              <text:p/>
            </draw:polygon>
            <draw:polygon draw:style-name="gr301" draw:text-style-name="P17" draw:layer="layout" svg:width="0.126cm" svg:height="2.424cm" svg:x="4.079cm" svg:y="10.134cm" svg:viewBox="0 0 127 2425" draw:points="0,2425 0,73 127,0 127,2352">
              <text:p/>
            </draw:polygon>
            <draw:polygon draw:style-name="gr302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303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304" draw:text-style-name="P22" draw:layer="layout" svg:width="2.545cm" svg:height="3.821cm" svg:x="4.521cm" svg:y="10.465cm" svg:viewBox="0 0 2546 3822" draw:points="0,2352 0,0 2546,1470 2544,3822">
              <text:p/>
            </draw:polygon>
            <draw:polygon draw:style-name="gr305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306" draw:text-style-name="P23" draw:layer="layout" svg:width="2.672cm" svg:height="1.542cm" svg:x="4.521cm" svg:y="10.391cm" svg:viewBox="0 0 2673 1543" draw:points="2546,1543 0,73 127,0 2673,1470">
              <text:p/>
            </draw:polygon>
            <draw:polygon draw:style-name="gr307" draw:text-style-name="P17" draw:layer="layout" svg:width="0.126cm" svg:height="2.424cm" svg:x="7.067cm" svg:y="11.861cm" svg:viewBox="0 0 127 2425" draw:points="0,2425 0,73 127,0 127,2352">
              <text:p/>
            </draw:polygon>
            <draw:polygon draw:style-name="gr308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309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310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311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312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313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314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315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316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317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318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319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320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321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322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323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87" draw:text-style-name="P20" draw:layer="layout" svg:x1="1.6cm" svg:y1="10.997cm" svg:x2="1cm" svg:y2="10.664cm">
          <text:p/>
        </draw:line>
        <draw:g>
          <draw:polygon draw:style-name="gr324" draw:text-style-name="P22" draw:layer="layout" svg:width="0.228cm" svg:height="0.399cm" svg:x="19.491cm" svg:y="7.363cm" svg:viewBox="0 0 229 400" draw:points="0,267 0,0 229,133 229,400">
            <text:p/>
          </draw:polygon>
          <draw:polygon draw:style-name="gr325" draw:text-style-name="P17" draw:layer="layout" svg:width="0.456cm" svg:height="0.532cm" svg:x="19.72cm" svg:y="7.23cm" svg:viewBox="0 0 457 533" draw:points="0,533 0,267 457,0 457,267">
            <text:p/>
          </draw:polygon>
          <draw:line draw:style-name="gr326" draw:text-style-name="P6" draw:layer="layout" svg:x1="19.622cm" svg:y1="7.696cm" svg:x2="19.668cm" svg:y2="7.669cm">
            <text:p/>
          </draw:line>
          <draw:path draw:style-name="gr327" draw:text-style-name="P17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328" draw:text-style-name="P24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329" draw:text-style-name="P6" draw:layer="layout" svg:x1="19.485cm" svg:y1="7.483cm" svg:x2="19.554cm" svg:y2="7.443cm">
            <text:p/>
          </draw:line>
          <draw:polygon draw:style-name="gr330" draw:text-style-name="P23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331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332" draw:text-style-name="P21" draw:layer="layout" svg:width="0.542cm" svg:height="0.531cm" svg:x="20.186cm" svg:y="12.856cm" svg:viewBox="0 0 543 532" draw:points="543,532 543,313 0,0 0,219">
              <text:p/>
            </draw:polygon>
            <draw:polygon draw:style-name="gr333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334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335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336" draw:text-style-name="P25" draw:layer="layout" svg:width="0.053cm" svg:height="0.124cm" svg:x="20.838cm" svg:y="13.137cm" svg:viewBox="0 0 54 125" draw:points="54,94 54,0 0,31 0,125">
              <text:p/>
            </draw:polygon>
            <draw:polygon draw:style-name="gr337" draw:text-style-name="P26" draw:layer="layout" svg:width="0.053cm" svg:height="0.593cm" svg:x="20.892cm" svg:y="11.854cm" svg:viewBox="0 0 54 594" draw:points="54,563 54,0 0,0 0,594">
              <text:p/>
            </draw:polygon>
            <draw:polygon draw:style-name="gr338" draw:text-style-name="P26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339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340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341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342" draw:text-style-name="P2" draw:layer="Texts" svg:width="2.86cm" svg:height="1.559cm" svg:x="10.841cm" svg:y="17.839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343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Texts" svg:width="2.032cm" svg:height="1.559cm" svg:x="9.236cm" svg:y="19.588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344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345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346" draw:text-style-name="P2" draw:layer="measurelines" svg:width="4.833cm" svg:height="1.995cm" svg:x="22.367cm" svg:y="12.903cm">
          <draw:text-box>
            <text:p><text:span text:style-name="T1">Main owlcms laptop. </text:span><text:span text:style-name="T1"><text:line-break/></text:span><text:span text:style-name="T1">Also runs Office, used by</text:span><text:span text:style-name="T1"><text:line-break/></text:span><text:span text:style-name="T1">competition 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347" draw:text-style-name="P2" draw:layer="measurelines" svg:width="3.089cm" svg:height="1.559cm" svg:x="17.637cm" svg:y="4.302cm">
          <draw:text-box>
            <text:p text:style-name="P27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348" draw:text-style-name="P28" draw:layer="measurelines" svg:width="2.614cm" svg:height="2.163cm" svg:x="19.98cm" svg:y="7.62cm">
          <draw:text-box>
            <text:p text:style-name="P27"><text:span text:style-name="T1">Down signal</text:span></text:p>
            <text:p text:style-name="P27"><text:span text:style-name="T1">speaker</text:span></text:p>
            <text:p text:style-name="P27"><text:span text:style-name="T1">(wired to</text:span><text:span text:style-name="T1"><text:line-break/></text:span><text:span text:style-name="T1">Mini PC)</text:span></text:p>
          </draw:text-box>
        </draw:frame>
        <draw:frame draw:style-name="gr349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350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g>
          <draw:glue-point draw:id="4" svg:x="1.52cm" svg:y="0.971cm"/>
          <draw:glue-point draw:id="5" svg:x="-1.481cm" svg:y="-2.291cm"/>
          <draw:glue-point draw:id="6" svg:x="-3.515cm" svg:y="3.207cm"/>
          <draw:glue-point draw:id="7" svg:x="2.854cm" svg:y="-3.841cm"/>
          <draw:glue-point draw:id="8" svg:x="-4.911cm" svg:y="1.897cm"/>
          <draw:path draw:style-name="gr351" draw:text-style-name="P3" draw:layer="measurelines" svg:width="0.189cm" svg:height="0.175cm" draw:transform="skewX (-0.00471238898038464) rotate (2.094220569468) translate (19.9464237390462cm 13.9922549074902cm)" svg:viewBox="0 0 190 176" svg:d="M177 176c-120 0-177-50-177-100 0-51 44-76 131-76 0 76 92-76 46 176z">
            <text:p/>
          </draw:path>
          <draw:g>
            <draw:polygon draw:style-name="gr352" draw:text-style-name="P4" draw:layer="measurelines" svg:width="0.523cm" svg:height="1.411cm" draw:transform="skewX (-0.00226892802759257) rotate (2.0943951023932) translate (18.7879457028178cm 14.4573125226196cm)" svg:viewBox="0 0 524 1412" draw:points="524,1110 524,0 0,303 0,1412">
              <text:p/>
            </draw:polygon>
            <draw:polygon draw:style-name="gr353" draw:text-style-name="P8" draw:layer="measurelines" svg:width="0.436cm" svg:height="1.26cm" draw:transform="skewX (-0.00261799387799144) rotate (2.0938715036176) translate (18.8311562750265cm 14.3813967370548cm)" svg:viewBox="0 0 437 1261" draw:points="437,1008 437,0 0,252 0,1261">
              <text:p/>
            </draw:polygon>
            <draw:polygon draw:style-name="gr354" draw:text-style-name="P5" draw:layer="measurelines" svg:width="0.572cm" svg:height="0.327cm" draw:transform="skewX (-0.0055850536063818) rotate (2.0929988389916) translate (18.7901204801618cm 14.5129119694353cm)" svg:viewBox="0 0 573 328" draw:points="49,328 573,25 525,0 0,303">
              <text:p/>
            </draw:polygon>
            <draw:polygon draw:style-name="gr355" draw:text-style-name="P7" draw:layer="measurelines" svg:width="0.049cm" svg:height="1.134cm" draw:transform="skewX (-0.00157079632679494) rotate (2.0943951023932) translate (19.0521253467882cm 14.3601765218846cm)" svg:viewBox="0 0 50 1135" draw:points="50,1135 49,25 0,0 1,1110">
              <text:p/>
            </draw:polygon>
            <draw:polygon draw:style-name="gr356" draw:text-style-name="P9" draw:layer="measurelines" svg:width="0.572cm" svg:height="1.436cm" draw:transform="skewX (-0.00226892802759267) rotate (2.09491870116879) translate (18.7909465165136cm 14.5123279403946cm)" svg:viewBox="0 0 573 1437" draw:points="525,0 0,302 0,1412 49,1437 573,1135 573,25">
              <text:p/>
            </draw:polygon>
          </draw:g>
        </draw:g>
        <draw:frame draw:style-name="gr357" draw:text-style-name="P2" draw:layer="measurelines" svg:width="2.551cm" svg:height="1.559cm" svg:x="19.23cm" svg:y="13.954cm">
          <draw:text-box>
            <text:p><text:span text:style-name="T1">Timekeeper</text:span><text:span text:style-name="T1"><text:line-break/></text:span><text:span text:style-name="T1">tablet</text:span><text:span text:style-name="T1"><text:line-break/></text:span><text:span text:style-name="T1">(wifi)</text:span></text:p>
          </draw:text-box>
        </draw:frame>
        <draw:line draw:style-name="gr358" draw:text-style-name="P20" draw:layer="measurelines" svg:x1="22.996cm" svg:y1="7.114cm" svg:x2="25.373cm" svg:y2="5.821cm">
          <text:p/>
        </draw:line>
        <draw:g>
          <draw:path draw:style-name="gr359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360" draw:text-style-name="P21" draw:layer="measurelines" svg:width="0.356cm" svg:height="0.676cm" svg:x="26.476cm" svg:y="5.99cm" svg:viewBox="0 0 357 677" draw:points="0,677 0,169 357,0 357,508">
            <text:p/>
          </draw:polygon>
          <draw:polygon draw:style-name="gr361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362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363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364" draw:text-style-name="P29" draw:layer="measurelines" svg:width="0.035cm" svg:height="0.067cm" svg:x="26.334cm" svg:y="6.277cm" svg:viewBox="0 0 36 68" draw:points="0,51 0,0 36,17 36,68">
            <text:p/>
          </draw:polygon>
          <draw:polygon draw:style-name="gr365" draw:text-style-name="P30" draw:layer="measurelines" svg:width="0.035cm" svg:height="0.067cm" svg:x="26.405cm" svg:y="6.311cm" svg:viewBox="0 0 36 68" draw:points="0,51 0,0 36,17 36,68">
            <text:p/>
          </draw:polygon>
        </draw:g>
        <draw:line draw:style-name="gr358" draw:text-style-name="P20" draw:layer="measurelines" svg:x1="26.378cm" svg:y1="6.352cm" svg:x2="25.373cm" svg:y2="5.847cm">
          <text:p/>
        </draw:line>
        <draw:line draw:style-name="gr358" draw:text-style-name="P20" draw:layer="measurelines" svg:x1="22.705cm" svg:y1="6.994cm" svg:x2="25.082cm" svg:y2="5.701cm">
          <text:p/>
        </draw:line>
        <draw:line draw:style-name="gr358" draw:text-style-name="P20" draw:layer="measurelines" svg:x1="25.079cm" svg:y1="5.727cm" svg:x2="24.074cm" svg:y2="5.222cm">
          <text:p/>
        </draw:line>
        <draw:g>
          <draw:path draw:style-name="gr366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367" draw:text-style-name="P21" draw:layer="measurelines" svg:width="0.356cm" svg:height="0.676cm" svg:x="24.086cm" svg:y="4.693cm" svg:viewBox="0 0 357 677" draw:points="0,677 0,169 357,0 357,508">
            <text:p/>
          </draw:polygon>
          <draw:polygon draw:style-name="gr368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369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370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371" draw:text-style-name="P29" draw:layer="measurelines" svg:width="0.035cm" svg:height="0.067cm" svg:x="23.944cm" svg:y="4.98cm" svg:viewBox="0 0 36 68" draw:points="0,51 0,0 36,17 36,68">
            <text:p/>
          </draw:polygon>
          <draw:polygon draw:style-name="gr372" draw:text-style-name="P30" draw:layer="measurelines" svg:width="0.035cm" svg:height="0.067cm" svg:x="24.015cm" svg:y="5.014cm" svg:viewBox="0 0 36 68" draw:points="0,51 0,0 36,17 36,68">
            <text:p/>
          </draw:polygon>
        </draw:g>
        <draw:line draw:style-name="gr358" draw:text-style-name="P20" draw:layer="measurelines" svg:x1="22.631cm" svg:y1="6.735cm" svg:x2="24.453cm" svg:y2="5.761cm">
          <text:p/>
        </draw:line>
        <draw:g>
          <draw:path draw:style-name="gr373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374" draw:text-style-name="P21" draw:layer="measurelines" svg:width="0.356cm" svg:height="0.676cm" svg:x="21.881cm" svg:y="3.661cm" svg:viewBox="0 0 357 677" draw:points="0,677 0,169 357,0 357,508">
            <text:p/>
          </draw:polygon>
          <draw:polygon draw:style-name="gr375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376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377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378" draw:text-style-name="P29" draw:layer="measurelines" svg:width="0.035cm" svg:height="0.067cm" svg:x="21.739cm" svg:y="3.948cm" svg:viewBox="0 0 36 68" draw:points="0,51 0,0 36,17 36,68">
            <text:p/>
          </draw:polygon>
          <draw:polygon draw:style-name="gr379" draw:text-style-name="P30" draw:layer="measurelines" svg:width="0.035cm" svg:height="0.067cm" svg:x="21.81cm" svg:y="3.982cm" svg:viewBox="0 0 36 68" draw:points="0,51 0,0 36,17 36,68">
            <text:p/>
          </draw:polygon>
        </draw:g>
        <draw:line draw:style-name="gr358" draw:text-style-name="P20" draw:layer="measurelines" svg:x1="24.477cm" svg:y1="5.775cm" svg:x2="21.796cm" svg:y2="4.445cm">
          <text:p/>
        </draw:line>
        <draw:g>
          <draw:g>
            <draw:path draw:style-name="gr380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381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382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383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384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85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386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387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388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389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390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391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392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393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94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395" draw:text-style-name="P5" draw:layer="layout" svg:width="0.772cm" svg:height="0.447cm" svg:x="22.364cm" svg:y="7.303cm" svg:viewBox="0 0 773 448" draw:points="258,0 0,149 0,298 258,448 516,448 773,298">
            <text:p/>
          </draw:polygon>
          <draw:polygon draw:style-name="gr396" draw:text-style-name="P17" draw:layer="layout" svg:width="0.257cm" svg:height="0.447cm" svg:x="22.88cm" svg:y="7.825cm" svg:viewBox="0 0 258 448" draw:points="258,298 258,0 0,149 0,448">
            <text:p/>
          </draw:polygon>
          <draw:polygon draw:style-name="gr397" draw:text-style-name="P18" draw:layer="layout" svg:width="0.257cm" svg:height="0.297cm" svg:x="22.622cm" svg:y="7.974cm" svg:viewBox="0 0 258 298" draw:points="258,298 258,0 0,0 0,298">
            <text:p/>
          </draw:polygon>
          <draw:polygon draw:style-name="gr398" draw:text-style-name="P18" draw:layer="layout" svg:width="0.257cm" svg:height="0.447cm" svg:x="22.364cm" svg:y="7.825cm" svg:viewBox="0 0 258 448" draw:points="258,448 258,149 0,0 0,298">
            <text:p/>
          </draw:polygon>
          <draw:polygon draw:style-name="gr399" draw:text-style-name="P7" draw:layer="layout" svg:width="0.257cm" svg:height="0.372cm" svg:x="22.88cm" svg:y="7.601cm" svg:viewBox="0 0 258 373" draw:points="258,224 258,0 0,149 0,373">
            <text:p/>
          </draw:polygon>
          <draw:polygon draw:style-name="gr400" draw:text-style-name="P19" draw:layer="layout" svg:width="0.257cm" svg:height="0.223cm" svg:x="22.622cm" svg:y="7.751cm" svg:viewBox="0 0 258 224" draw:points="258,224 258,0 0,0 0,224">
            <text:p/>
          </draw:polygon>
          <draw:polygon draw:style-name="gr401" draw:text-style-name="P4" draw:layer="layout" svg:width="0.257cm" svg:height="0.372cm" svg:x="22.364cm" svg:y="7.601cm" svg:viewBox="0 0 258 373" draw:points="258,373 258,149 0,0 0,224">
            <text:p/>
          </draw:polygon>
          <draw:polygon draw:style-name="gr402" draw:text-style-name="P4" draw:layer="layout" svg:width="0.257cm" svg:height="0.223cm" svg:x="22.88cm" svg:y="8.124cm" svg:viewBox="0 0 258 224" draw:points="258,75 258,0 0,149 0,224">
            <text:p/>
          </draw:polygon>
          <draw:polygon draw:style-name="gr403" draw:text-style-name="P19" draw:layer="layout" svg:width="0.257cm" svg:height="0.074cm" svg:x="22.622cm" svg:y="8.273cm" svg:viewBox="0 0 258 75" draw:points="258,75 258,0 0,0 0,75">
            <text:p/>
          </draw:polygon>
          <draw:polygon draw:style-name="gr404" draw:text-style-name="P4" draw:layer="layout" svg:width="0.257cm" svg:height="0.223cm" svg:x="22.364cm" svg:y="8.124cm" svg:viewBox="0 0 258 224" draw:points="258,224 258,149 0,0 0,75">
            <text:p/>
          </draw:polygon>
          <draw:polygon draw:style-name="gr405" draw:text-style-name="P9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406" draw:text-style-name="P2" draw:layer="measurelines" svg:width="3.897cm" svg:height="1.123cm" svg:x="23.3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8T09:00:33.591000000</meta:creation-date>
    <dc:date>2019-04-22T08:42:45.056000000</dc:date>
    <meta:editing-duration>PT1H14M31S</meta:editing-duration>
    <meta:editing-cycles>8</meta:editing-cycles>
    <meta:generator>LibreOffice/6.2.3.2$Windows_X86_64 LibreOffice_project/aecc05fe267cc68dde00352a451aa867b3b546ac</meta:generator>
    <meta:document-statistic meta:object-count="478"/>
  </office:meta>
</office:document-meta>
</file>